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07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table:number-columns-repeated="7"/>
          <table:table-cell office:value-type="float" office:value="0.035224741">
            <text:p>0.03522474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040889726">
            <text:p>0.04088972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025919185">
            <text:p>0.0259191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032897672">
            <text:p>0.03289767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0.019266289">
            <text:p>0.019266289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0.046383301">
            <text:p>0.04638330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055751111">
            <text:p>0.0557511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23243619">
            <text:p>0.023243619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0.022748173">
            <text:p>0.022748173</text:p>
          </table:table-cell>
          <table:table-cell table:number-columns-repeated="11"/>
        </table:table-row>
        <table:table-row table:style-name="ro1">
          <table:table-cell table:number-columns-repeated="17"/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0.016797939">
            <text:p>0.01679793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0.01553013">
            <text:p>0.0155301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0.008042114">
            <text:p>0.00804211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>
            <text:p>sentiStrength_pos</text:p>
          </table:table-cell>
          <table:table-cell office:value-type="string">
            <text:p>sentiStrength_neg</text:p>
          </table:table-cell>
          <table:table-cell office:value-type="string">
            <text:p>swn3_negativeness</text:p>
          </table:table-cell>
          <table:table-cell office:value-type="string">
            <text:p>swn3_positiveness</text:p>
          </table:table-cell>
          <table:table-cell office:value-type="string">
            <text:p>swn3_neutral_words</text:p>
          </table:table-cell>
          <table:table-cell office:value-type="string">
            <text:p>afinn_positiveness</text:p>
          </table:table-cell>
          <table:table-cell office:value-type="string">
            <text:p>afinn_negativeness</text:p>
          </table:table-cell>
          <table:table-cell office:value-type="string">
            <text:p>supervised_polarity</text:p>
          </table:table-cell>
          <table:table-cell office:value-type="string">
            <text:p>lex_positive_words</text:p>
          </table:table-cell>
          <table:table-cell office:value-type="string">
            <text:p>lex_negative_words</text:p>
          </table:table-cell>
          <table:table-cell office:value-type="string">
            <text:p>emo_joy</text:p>
          </table:table-cell>
          <table:table-cell office:value-type="string">
            <text:p>emo_trust</text:p>
          </table:table-cell>
          <table:table-cell office:value-type="string">
            <text:p>emo_sadness</text:p>
          </table:table-cell>
          <table:table-cell office:value-type="string">
            <text:p>emo_anger</text:p>
          </table:table-cell>
          <table:table-cell office:value-type="string">
            <text:p>emo_surprise</text:p>
          </table:table-cell>
          <table:table-cell office:value-type="string">
            <text:p>emo_fear</text:p>
          </table:table-cell>
          <table:table-cell office:value-type="string">
            <text:p>emo_anticipation</text:p>
          </table:table-cell>
        </table:table-row>
        <table:table-row table:style-name="ro1">
          <table:table-cell office:value-type="string">
            <text:p>sentiStrength_pos</text:p>
          </table:table-cell>
          <table:table-cell table:number-columns-repeated="17"/>
        </table:table-row>
        <table:table-row table:style-name="ro1">
          <table:table-cell office:value-type="string">
            <text:p>sentiStrength_neg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swn3_negativeness</text:p>
          </table:table-cell>
          <table:table-cell office:value-type="float" office:value="0.044771475">
            <text:p>0.044771475</text:p>
          </table:table-cell>
          <table:table-cell table:number-columns-repeated="16"/>
        </table:table-row>
        <table:table-row table:style-name="ro1">
          <table:table-cell office:value-type="string">
            <text:p>swn3_positiveness</text:p>
          </table:table-cell>
          <table:table-cell office:value-type="float" office:value="0.103684779">
            <text:p>0.103684779</text:p>
          </table:table-cell>
          <table:table-cell table:number-columns-repeated="16"/>
        </table:table-row>
        <table:table-row table:style-name="ro1">
          <table:table-cell office:value-type="string">
            <text:p>swn3_neutral_word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afinn_positiveness</text:p>
          </table:table-cell>
          <table:table-cell office:value-type="float" office:value="0.290934092">
            <text:p>0.290934092</text:p>
          </table:table-cell>
          <table:table-cell table:number-columns-repeated="16"/>
        </table:table-row>
        <table:table-row table:style-name="ro1">
          <table:table-cell office:value-type="string">
            <text:p>afinn_negativeness</text:p>
          </table:table-cell>
          <table:table-cell office:value-type="float" office:value="0.009754901">
            <text:p>0.009754901</text:p>
          </table:table-cell>
          <table:table-cell table:number-columns-repeated="16"/>
        </table:table-row>
        <table:table-row table:style-name="ro1">
          <table:table-cell office:value-type="string">
            <text:p>supervised_polarity</text:p>
          </table:table-cell>
          <table:table-cell office:value-type="float" office:value="0.088930119">
            <text:p>0.088930119</text:p>
          </table:table-cell>
          <table:table-cell table:number-columns-repeated="16"/>
        </table:table-row>
        <table:table-row table:style-name="ro1">
          <table:table-cell office:value-type="string">
            <text:p>lex_positive_words</text:p>
          </table:table-cell>
          <table:table-cell office:value-type="float" office:value="0.133973776">
            <text:p>0.133973776</text:p>
          </table:table-cell>
          <table:table-cell table:number-columns-repeated="16"/>
        </table:table-row>
        <table:table-row table:style-name="ro1">
          <table:table-cell office:value-type="string">
            <text:p>lex_negative_word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emo_joy</text:p>
          </table:table-cell>
          <table:table-cell office:value-type="float" office:value="0.053080423">
            <text:p>0.053080423</text:p>
          </table:table-cell>
          <table:table-cell table:number-columns-repeated="16"/>
        </table:table-row>
        <table:table-row table:style-name="ro1">
          <table:table-cell office:value-type="string">
            <text:p>emo_trust</text:p>
          </table:table-cell>
          <table:table-cell office:value-type="float" office:value="0.017122169">
            <text:p>0.017122169</text:p>
          </table:table-cell>
          <table:table-cell table:number-columns-repeated="16"/>
        </table:table-row>
        <table:table-row table:style-name="ro1">
          <table:table-cell office:value-type="string">
            <text:p>emo_sadnes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emo_anger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emo_surprise</text:p>
          </table:table-cell>
          <table:table-cell office:value-type="float" office:value="0.00964567">
            <text:p>0.00964567</text:p>
          </table:table-cell>
          <table:table-cell table:number-columns-repeated="16"/>
        </table:table-row>
        <table:table-row table:style-name="ro1">
          <table:table-cell office:value-type="string">
            <text:p>emo_fear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emo_anticipation</text:p>
          </table:table-cell>
          <table:table-cell office:value-type="float" office:value="0.012630848">
            <text:p>0.012630848</text:p>
          </table:table-cell>
          <table:table-cell table:number-columns-repeated="16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20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Bravo</meta:initial-creator>
    <meta:creation-date>2012-11-18T20:05:56</meta:creation-date>
    <dc:date>2012-11-18T20:27:27</dc:date>
    <dc:creator>Felipe Bravo</dc:creator>
    <meta:editing-duration>PT6M21S</meta:editing-duration>
    <meta:editing-cycles>1</meta:editing-cycles>
    <meta:document-statistic meta:table-count="3" meta:cell-count="67" meta:object-count="0"/>
    <meta:generator>LibreOffice/3.4$Linux LibreOffice_project/340m1$Build-402</meta:generator>
  </office:meta>
</office:document-meta>
</file>